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paragraph-rsid="000dea0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rsid="001ecae3" officeooo:paragraph-rsid="001ecae3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es" fo:country="ES" officeooo:rsid="0022bbc1" officeooo:paragraph-rsid="0022bbc1"/>
    </style:style>
    <style:style style:name="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language="es" fo:country="ES" officeooo:rsid="0022bbc1" officeooo:paragraph-rsid="0022bbc1"/>
    </style:style>
    <style:style style:name="P7" style:family="paragraph" style:parent-style-name="Standard">
      <style:text-properties fo:language="es" fo:country="ES" officeooo:rsid="00237eb8" officeooo:paragraph-rsid="00237eb8"/>
    </style:style>
    <style:style style:name="P8" style:family="paragraph" style:parent-style-name="Standard">
      <style:text-properties fo:language="es" fo:country="ES" officeooo:rsid="0023bbb5" officeooo:paragraph-rsid="0023bbb5"/>
    </style:style>
    <style:style style:name="P9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22ff00" style:font-style-asian="italic" style:font-style-complex="italic"/>
    </style:style>
    <style:style style:name="P10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22ff00" style:font-size-asian="10pt" style:font-style-asian="italic" style:font-size-complex="10pt" style:font-style-complex="italic"/>
    </style:style>
    <style:style style:name="T1" style:family="text">
      <style:text-properties officeooo:rsid="000861d4"/>
    </style:style>
    <style:style style:name="T2" style:family="text">
      <style:text-properties officeooo:rsid="0022bb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7eb8" style:font-weight-asian="bold" style:font-weight-complex="bold"/>
    </style:style>
    <style:style style:name="T5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6" style:family="text">
      <style:text-properties fo:font-variant="normal" fo:text-transform="none" fo:color="#333333" style:font-name="Georgia" fo:letter-spacing="normal" fo:font-style="normal" fo:font-weight="normal"/>
    </style:style>
    <style:style style:name="T7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8" style:family="text">
      <style:text-properties officeooo:rsid="000e68d9"/>
    </style:style>
    <style:style style:name="T9" style:family="text">
      <style:text-properties officeooo:rsid="00237eb8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aderno <text:span text:style-name="T1">@seguriactiva de e</text:span>jercicios Menores <text:span text:style-name="T1">en La Red</text:span></text:p>
      <text:p text:style-name="P2"/>
      <text:p text:style-name="P3">PROPIEDAD INTELECTUAL – <text:span text:style-name="T2">APUNTES DEL PROFESOR</text:span></text:p>
      <text:p text:style-name="P4">Hay una falsa sensación de que en internet es todo gratis y lo cierto es que cualquier cosa, cualquier contenido (imagen, vídeo, texto, etc.) que nos encontremos en <text:span text:style-name="T9">I</text:span>nternet <text:span text:style-name="T3">tiene un autor </text:span><text:span text:style-name="T4">o autora</text:span> <text:span text:style-name="T9">y</text:span> tendríamos que solicitarle permiso para poder utilizar ese contenido. Esta simple afirmación es muy importante y es desconocida por mucha gente.</text:p>
      <text:p text:style-name="P4">Además, usar software pirata daña la industria, a los autores, y puede provocarnos problemas en nuestro ordenador, tablet o movil. <text:span text:style-name="T9">Problemas como que el software no se actualiza, no es el original y no funciona bien, tiene algún virus, etc.</text:span></text:p>
      <text:p text:style-name="P7">Hay software gratuito y software libre que si se puede usar libre y gratuitamente. Pero el resto de software y todos los contenidos en Internet tienen derechos de autor.</text:p>
      <text:p text:style-name="P8">Existe la falsa sensación de que en Internet todo es gratis, y no es así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22ff00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22ff00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cm" fo:margin-right="1.7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0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6-04-13T12:19:13.422324550</dc:date>
    <dc:creator>Juan Romero</dc:creator>
    <meta:editing-duration>PT4H24M2S</meta:editing-duration>
    <meta:editing-cycles>30</meta:editing-cycles>
    <meta:generator>LibreOffice/4.2.8.2$Linux_X86_64 LibreOffice_project/420m0$Build-2</meta:generator>
    <meta:document-statistic meta:table-count="0" meta:image-count="1" meta:object-count="0" meta:page-count="1" meta:paragraph-count="9" meta:word-count="171" meta:character-count="1150" meta:non-whitespace-character-count="983"/>
  </office:meta>
</office:document-meta>
</file>